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Users" style:family="table">
      <style:table-properties style:width="16.995cm" table:align="left" style:shadow="none"/>
    </style:style>
    <style:style style:name="Users.A" style:family="table-column">
      <style:table-column-properties style:column-width="0.794cm"/>
    </style:style>
    <style:style style:name="Users.B" style:family="table-column">
      <style:table-column-properties style:column-width="2.503cm"/>
    </style:style>
    <style:style style:name="Users.C" style:family="table-column">
      <style:table-column-properties style:column-width="4.703cm"/>
    </style:style>
    <style:style style:name="Users.D" style:family="table-column">
      <style:table-column-properties style:column-width="5.604cm"/>
    </style:style>
    <style:style style:name="Users.E" style:family="table-column">
      <style:table-column-properties style:column-width="3.392cm"/>
    </style:style>
    <style:style style:name="Users.A1" style:family="table-cell">
      <style:table-cell-properties fo:padding="0.097cm" fo:border-left="0.05pt solid #000000" fo:border-right="none" fo:border-top="0.05pt solid #000000" fo:border-bottom="0.05pt solid #000000"/>
    </style:style>
    <style:style style:name="Users.E1" style:family="table-cell">
      <style:table-cell-properties fo:padding="0.097cm" fo:border="0.05pt solid #000000"/>
    </style:style>
    <style:style style:name="Users.A2" style:family="table-cell">
      <style:table-cell-properties fo:padding="0.097cm" fo:border-left="0.05pt solid #000000" fo:border-right="none" fo:border-top="none" fo:border-bottom="0.05pt solid #000000"/>
    </style:style>
    <style:style style:name="User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0215" officeooo:paragraph-rsid="000d0215"/>
    </style:style>
    <style:style style:name="P2" style:family="paragraph" style:parent-style-name="Text_20_body" style:list-style-name="L2">
      <style:text-properties officeooo:rsid="000d0215" officeooo:paragraph-rsid="000d0215"/>
    </style:style>
    <style:style style:name="P3" style:family="paragraph" style:parent-style-name="Text_20_body">
      <style:text-properties officeooo:rsid="000d2be0" officeooo:paragraph-rsid="000d2be0"/>
    </style:style>
    <style:style style:name="P4" style:family="paragraph" style:parent-style-name="Text_20_body">
      <style:text-properties officeooo:rsid="000f2676" officeooo:paragraph-rsid="000f2676"/>
    </style:style>
    <style:style style:name="P5" style:family="paragraph" style:parent-style-name="Text_20_body">
      <style:text-properties officeooo:rsid="0014c02c" officeooo:paragraph-rsid="0014c02c"/>
    </style:style>
    <style:style style:name="P6" style:family="paragraph" style:parent-style-name="Text_20_body">
      <style:text-properties officeooo:rsid="00169df6" officeooo:paragraph-rsid="00169df6"/>
    </style:style>
    <style:style style:name="P7" style:family="paragraph" style:parent-style-name="Text_20_body">
      <style:text-properties officeooo:rsid="0019a4e6" officeooo:paragraph-rsid="0019a4e6"/>
    </style:style>
    <style:style style:name="P8" style:family="paragraph" style:parent-style-name="Text_20_body" style:list-style-name="L1">
      <style:paragraph-properties fo:margin-top="0cm" fo:margin-bottom="0cm" loext:contextual-spacing="true" style:writing-mode="page"/>
      <style:text-properties officeooo:rsid="000b58b0" officeooo:paragraph-rsid="000b58b0"/>
    </style:style>
    <style:style style:name="P9" style:family="paragraph" style:parent-style-name="Text_20_body" style:list-style-name="L1">
      <style:paragraph-properties fo:margin-top="0cm" fo:margin-bottom="0cm" loext:contextual-spacing="true" style:writing-mode="page"/>
      <style:text-properties officeooo:rsid="000d0215" officeooo:paragraph-rsid="000d0215"/>
    </style:style>
    <style:style style:name="P10" style:family="paragraph" style:parent-style-name="Text_20_body" style:list-style-name="L4">
      <style:paragraph-properties fo:margin-top="0cm" fo:margin-bottom="0cm" loext:contextual-spacing="true" style:writing-mode="page"/>
      <style:text-properties officeooo:rsid="000f2676" officeooo:paragraph-rsid="000f2676"/>
    </style:style>
    <style:style style:name="P11" style:family="paragraph" style:parent-style-name="Text_20_body" style:list-style-name="L4">
      <style:paragraph-properties fo:margin-top="0cm" fo:margin-bottom="0cm" loext:contextual-spacing="true" style:writing-mode="page"/>
      <style:text-properties officeooo:paragraph-rsid="000f2676"/>
    </style:style>
    <style:style style:name="P12" style:family="paragraph" style:parent-style-name="Text_20_body" style:list-style-name="L1">
      <style:paragraph-properties fo:margin-top="0cm" fo:margin-bottom="0cm" loext:contextual-spacing="true" style:shadow="none" style:writing-mode="page"/>
      <style:text-properties officeooo:rsid="000b58b0" officeooo:paragraph-rsid="000b58b0"/>
    </style:style>
    <style:style style:name="P13" style:family="paragraph" style:parent-style-name="Text_20_body" style:list-style-name="L4">
      <style:paragraph-properties fo:margin-top="0cm" fo:margin-bottom="0.3cm" loext:contextual-spacing="true" style:writing-mode="page"/>
      <style:text-properties officeooo:rsid="000f2676" officeooo:paragraph-rsid="000f4a64"/>
    </style:style>
    <style:style style:name="P14" style:family="paragraph" style:parent-style-name="Text_20_body" style:list-style-name="L3">
      <style:paragraph-properties fo:margin-top="0cm" fo:margin-bottom="0.3cm" loext:contextual-spacing="true" style:writing-mode="page"/>
      <style:text-properties officeooo:rsid="000f2676" officeooo:paragraph-rsid="000f2676"/>
    </style:style>
    <style:style style:name="P15" style:family="paragraph" style:parent-style-name="Text_20_body" style:list-style-name="L4">
      <style:paragraph-properties fo:margin-top="0cm" fo:margin-bottom="0.3cm" loext:contextual-spacing="true" style:writing-mode="page"/>
      <style:text-properties fo:font-weight="normal" officeooo:rsid="000f2676" officeooo:paragraph-rsid="000f2676" style:font-weight-asian="normal" style:font-weight-complex="normal"/>
    </style:style>
    <style:style style:name="P16" style:family="paragraph" style:parent-style-name="Text_20_body" style:list-style-name="L4">
      <style:paragraph-properties fo:margin-top="0cm" fo:margin-bottom="0.3cm" loext:contextual-spacing="true" style:writing-mode="page"/>
      <style:text-properties fo:font-weight="normal" officeooo:rsid="000f4a64" officeooo:paragraph-rsid="000f4a64" style:font-weight-asian="normal" style:font-weight-complex="normal"/>
    </style:style>
    <style:style style:name="P17" style:family="paragraph" style:parent-style-name="Text_20_body" style:list-style-name="L3">
      <style:paragraph-properties fo:margin-top="0cm" fo:margin-bottom="0.3cm" loext:contextual-spacing="true" style:writing-mode="page"/>
      <style:text-properties officeooo:paragraph-rsid="000f2676"/>
    </style:style>
    <style:style style:name="P18" style:family="paragraph" style:parent-style-name="Text_20_body" style:list-style-name="L4">
      <style:paragraph-properties fo:margin-top="0cm" fo:margin-bottom="0.3cm" loext:contextual-spacing="true" style:writing-mode="page"/>
      <style:text-properties officeooo:rsid="000f4a64" officeooo:paragraph-rsid="000f4a64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itle" style:master-page-name="">
      <style:paragraph-properties fo:margin-top="5.001cm" fo:margin-bottom="0cm" loext:contextual-spacing="false" fo:orphans="0" fo:widows="0" style:page-number="auto" fo:break-after="page" style:shadow="none" fo:keep-with-next="auto" style:writing-mode="page">
        <style:tab-stops>
          <style:tab-stop style:position="0cm" style:type="center"/>
        </style:tab-stops>
      </style:paragraph-properties>
    </style:style>
    <style:style style:name="P21" style:family="paragraph" style:parent-style-name="Footer">
      <style:paragraph-properties fo:text-align="end" style:justify-single-word="false"/>
      <style:text-properties style:font-name="DejaVu Sans" officeooo:rsid="0009bdf6" officeooo:paragraph-rsid="0009bdf6"/>
    </style:style>
    <style:style style:name="P22" style:family="paragraph" style:parent-style-name="Footer">
      <style:paragraph-properties fo:text-align="end" style:justify-single-word="false" fo:padding-left="0cm" fo:padding-right="0cm" fo:padding-top="0.499cm" fo:padding-bottom="0.049cm" fo:border-left="none" fo:border-right="none" fo:border-top="3pt solid #999999" fo:border-bottom="none" style:shadow="none" style:writing-mode="page"/>
      <style:text-properties style:font-name="DejaVu Sans" officeooo:rsid="0009bdf6" officeooo:paragraph-rsid="0009bdf6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1"/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weight="bold" officeooo:rsid="00169df6" officeooo:paragraph-rsid="00169df6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Liberation Sans" fo:font-weight="bold" officeooo:rsid="00169df6" officeooo:paragraph-rsid="00169df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0pt" officeooo:rsid="0017bf16" officeooo:paragraph-rsid="0017bf16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ans" fo:font-size="10pt" officeooo:rsid="0017bf16" officeooo:paragraph-rsid="0017bf16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0pt" officeooo:rsid="0017bf16" officeooo:paragraph-rsid="0017bf16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officeooo:rsid="001b7cb5" officeooo:paragraph-rsid="001b7cb5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ans" fo:font-size="10pt" officeooo:rsid="001b7cb5" officeooo:paragraph-rsid="001b7cb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rsid="001bfa6b" officeooo:paragraph-rsid="001bfa6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Liberation Sans" fo:font-size="10pt" officeooo:rsid="001bfa6b" officeooo:paragraph-rsid="001bfa6b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0pt" officeooo:rsid="001bfa6b" officeooo:paragraph-rsid="001bfa6b" style:font-size-asian="10pt" style:font-size-complex="10pt"/>
    </style:style>
    <style:style style:name="P37" style:family="paragraph" style:parent-style-name="Preformatted_20_Text">
      <style:paragraph-properties fo:text-align="justify" style:justify-single-word="false"/>
      <style:text-properties style:font-name="Cantarell" fo:font-size="10pt" style:font-size-asian="10pt" style:font-size-complex="1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4a64" style:font-weight-asian="normal" style:font-weight-complex="normal"/>
    </style:style>
    <style:style style:name="T4" style:family="text">
      <style:text-properties officeooo:rsid="000f267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470e"/>
    </style:style>
    <style:style style:name="T7" style:family="text">
      <style:text-properties officeooo:rsid="00169df6"/>
    </style:style>
    <style:style style:name="T8" style:family="text">
      <style:text-properties fo:color="#000000"/>
    </style:style>
    <style:style style:name="T9" style:family="text">
      <style:text-properties officeooo:rsid="001bfa6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Проект</text:span><text:line-break/><text:span text:style-name="T1">01.S4S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"><text:a xlink:type="simple" xlink:href="#__RefHeading___Toc115_220225962" text:style-name="Index_20_Link" text:visited-style-name="Index_20_Link"><text:s/>1 <text:s/>Цель<text:tab/>3</text:a></text:p>
          <text:p text:style-name="P19"><text:a xlink:type="simple" xlink:href="#__RefHeading___Toc117_220225962" text:style-name="Index_20_Link" text:visited-style-name="Index_20_Link"><text:s/>2 <text:s/>Платформа<text:tab/>3</text:a></text:p>
          <text:p text:style-name="P19"><text:a xlink:type="simple" xlink:href="#__RefHeading___Toc119_220225962" text:style-name="Index_20_Link" text:visited-style-name="Index_20_Link"><text:s/>3 <text:s/>Решение<text:tab/>3</text:a></text:p>
          <text:p text:style-name="P23"><text:a xlink:type="simple" xlink:href="#__RefHeading___Toc177_220225962" text:style-name="Index_20_Link" text:visited-style-name="Index_20_Link"><text:s/>3.1 <text:s/>Пользователи<text:tab/>3</text:a></text:p>
          <text:p text:style-name="P23"><text:a xlink:type="simple" xlink:href="#__RefHeading___Toc179_220225962" text:style-name="Index_20_Link" text:visited-style-name="Index_20_Link"><text:s/>3.2 <text:s/>Формы<text:tab/>4</text:a></text:p>
        </text:index-body>
      </text:table-of-content>
      <text:table-index text:style-name="Sect1" text:protected="true" text:name="Список таблиц1">
        <text:table-index-source text:caption-sequence-name="Table" text:caption-sequence-format="text">
          <text:index-title-template text:style-name="Table_20_index_20_heading">Список таблиц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Список таблиц1_Head">
            <text:p text:style-name="Table_20_index_20_heading">Список таблиц</text:p>
          </text:index-title>
        </text:index-body>
      </text:table-index>
      <text:h text:style-name="P25" text:outline-level="1"/>
      <text:h text:style-name="P26" text:outline-level="1"><text:bookmark-start text:name="__RefHeading___Toc115_220225962"/>Цель<text:bookmark-end text:name="__RefHeading___Toc115_220225962"/></text:h>
      <text:p text:style-name="Text_20_body">Разработка и тестирование базового web-приложения, реализующего следующие функции (минимальные набор):</text:p>
      <text:list xml:id="list909618510" text:style-name="L2">
        <text:list-item>
          <text:p text:style-name="P2">Создание и управление списком пользователей приложения</text:p>
        </text:list-item>
        <text:list-item>
          <text:p text:style-name="P2">Организация контроля доступа пользователей к различным (тестовым) разделам основного содержимого с учётом их ролей.</text:p>
        </text:list-item>
      </text:list>
      <text:p text:style-name="P1">Приложение решает следующие (минимальный набор) тестовые задачи:</text:p>
      <text:list xml:id="list122134120" text:style-name="L1">
        <text:list-item>
          <text:p text:style-name="P8">экранные формы с максимальным использованием Bootstrap 4 и (возможно) одной из бесплатных тем оформления «админки» на его основе.</text:p>
        </text:list-item>
        <text:list-item>
          <text:p text:style-name="P12">Использование компоненты KNPMenu в приложении на базе Symfony 4</text:p>
        </text:list-item>
        <text:list-item>
          <text:p text:style-name="P9">Использование компоненты Doctrine DBAL в приложении на Symfony 4 для доступа к базе данных PostgreSQL (данные о пользователях)</text:p>
        </text:list-item>
        <text:list-item>
          <text:p text:style-name="P9">Использование компоненты Form в приложении на Symfony 4 для формирования экранных форм</text:p>
        </text:list-item>
        <text:list-item>
          <text:p text:style-name="P9">Использование компоненты Security для организации управлением прав доступа пользователей приложения.</text:p>
        </text:list-item>
      </text:list>
      <text:h text:style-name="Heading_20_1" text:outline-level="1"><text:bookmark-start text:name="__RefHeading___Toc117_220225962"/>Платформа<text:bookmark-end text:name="__RefHeading___Toc117_220225962"/></text:h>
      <text:p text:style-name="P3">Приложение реализуется на фреймворке Symfony 4 с использованием набора дополнительных компонент, объединённых в стартовый набор Sym4Start (собственная разработка).</text:p>
      <text:h text:style-name="Heading_20_1" text:outline-level="1"><text:bookmark-start text:name="__RefHeading___Toc119_220225962"/>Решение<text:bookmark-end text:name="__RefHeading___Toc119_220225962"/></text:h>
      <text:h text:style-name="Heading_20_2" text:outline-level="2"><text:bookmark-start text:name="__RefHeading___Toc177_220225962"/>Пользователи<text:bookmark-end text:name="__RefHeading___Toc177_220225962"/></text:h>
      <text:p text:style-name="P4">Информация о «пользователях» хранится в базе данных.</text:p>
      <text:list xml:id="list4126243657" text:style-name="L4">
        <text:list-item>
          <text:p text:style-name="P10">Пользователи разделяются на <text:span text:style-name="T5">анонимных</text:span> и <text:span text:style-name="T5">зарегистрированных</text:span></text:p>
        </text:list-item>
        <text:list-item>
          <text:p text:style-name="P11"><text:span text:style-name="T4">Анонимные пользователи могут получить доступ только к стартовой форме и выполнить (при желании) процедуру «регистрации нового пользователя», а также просмотреть форму «Справка»</text:span></text:p>
        </text:list-item>
        <text:list-item>
          <text:p text:style-name="P13">Зарегистрированные пользователи подразделяются на <text:span text:style-name="T5">группы:</text:span></text:p>
          <text:list>
            <text:list-item>
              <text:p text:style-name="P13"><text:span text:style-name="T3">Пользователи</text:span></text:p>
            </text:list-item>
            <text:list-item>
              <text:p text:style-name="P18"><text:span text:style-name="T3">М</text:span><text:span text:style-name="T2">енеджеры</text:span></text:p>
            </text:list-item>
            <text:list-item>
              <text:p text:style-name="P13"><text:span text:style-name="T3">Администраторы</text:span></text:p>
            </text:list-item>
          </text:list>
        </text:list-item>
        <text:list-item>
          <text:p text:style-name="P15"><text:soft-page-break/>Один выделенный пользователь, создаваемый при развёртывании системы, имеет предопределённ<text:span text:style-name="T6">ые</text:span> имя и пароль и принадлежит в группе <text:span text:style-name="T5">Администраторы</text:span>. Далее называем его <text:span text:style-name="T5">Администратор</text:span></text:p>
        </text:list-item>
        <text:list-item>
          <text:p text:style-name="P15">Администратор (и только он, а также другие зарегистрированные пользователи, которым Администратор назначит роль Администраторы) имеет возможность просматривать полный список пользователей, создавать новых пользователей, произвольно менять их параметры, включая пароли и принадлежность к группам, а также временно блокировать отдельных пользователей.</text:p>
        </text:list-item>
        <text:list-item>
          <text:p text:style-name="P16">Первичный Администратора может всё, кроме удаления самого себя, а также удаления себя из группы Администраторы.</text:p>
        </text:list-item>
        <text:list-item>
          <text:p text:style-name="P16">Прочие администратора могут всё со всеми пользователями, кроме</text:p>
          <text:list>
            <text:list-item>
              <text:p text:style-name="P16">осуществления ЛЮБЫХ действий с первичным Администратором</text:p>
            </text:list-item>
            <text:list-item>
              <text:p text:style-name="P16">осуществление ЛЮБЫХ действий с другими пользователями в группе Администраторы.</text:p>
            </text:list-item>
          </text:list>
        </text:list-item>
        <text:list-item>
          <text:p text:style-name="P15">Каждая группа имеет фиксированные набор прав для просмотра определённых форм.</text:p>
        </text:list-item>
      </text:list>
      <text:list xml:id="list702018958" text:style-name="L3">
        <text:list-item>
          <text:p text:style-name="P17"><text:span text:style-name="T4"><text:s/>Зарегистрированные пользователи имеют авторизоваться в системе и далее </text:span></text:p>
          <text:list>
            <text:list-item>
              <text:p text:style-name="P17"><text:span text:style-name="T4">просматривать и редактировать свой профиль</text:span></text:p>
            </text:list-item>
            <text:list-item>
              <text:p text:style-name="P14">Просматривать страницы/формы в соответствии с присвоенными этим пользователям ролями</text:p>
            </text:list-item>
          </text:list>
        </text:list-item>
      </text:list>
      <text:h text:style-name="Heading_20_2" text:outline-level="2">Таблицы</text:h>
      <text:p text:style-name="P5">Все таблицы приложения (и, возможно, необходимые хранимые процедуры) расположены в базе s4s (PostgreSQL).</text:p>
      <text:h text:style-name="Heading_20_3" text:outline-level="3">Пользователи «<text:span text:style-name="T7">users»</text:span></text:h>
      <text:p text:style-name="P6">Таблица users содержит основные учётные данные пользователей и имеет следующие поля: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column table:style-name="Users.E"/>
        <table:table-header-rows>
          <table:table-row>
            <table:table-cell table:style-name="Users.A1" office:value-type="string">
              <text:p text:style-name="P27">№</text:p>
            </table:table-cell>
            <table:table-cell table:style-name="Users.A1" office:value-type="string">
              <text:p text:style-name="P28">Имя</text:p>
            </table:table-cell>
            <table:table-cell table:style-name="Users.A1" office:value-type="string">
              <text:p text:style-name="P28">Тип</text:p>
            </table:table-cell>
            <table:table-cell table:style-name="Users.A1" office:value-type="string">
              <text:p text:style-name="P28">Назначение</text:p>
            </table:table-cell>
            <table:table-cell table:style-name="Users.E1" office:value-type="string">
              <text:p text:style-name="P28">По умолчанию</text:p>
            </table:table-cell>
          </table:table-row>
        </table:table-header-rows>
        <table:table-row>
          <table:table-cell table:style-name="Users.A2" office:value-type="string">
            <text:p text:style-name="P29">1</text:p>
          </table:table-cell>
          <table:table-cell table:style-name="Users.A2" office:value-type="string">
            <text:p text:style-name="P30">id</text:p>
          </table:table-cell>
          <table:table-cell table:style-name="Users.A2" office:value-type="string">
            <text:p text:style-name="P30">UUID</text:p>
          </table:table-cell>
          <table:table-cell table:style-name="Users.A2" office:value-type="string">
            <text:p text:style-name="P31">Уникальный ID пользователя</text:p>
          </table:table-cell>
          <table:table-cell table:style-name="Users.E2" office:value-type="string">
            <text:p text:style-name="P37"><text:span text:style-name="T8">gen_random_uuid()</text:span></text:p>
          </table:table-cell>
        </table:table-row>
        <table:table-row>
          <table:table-cell table:style-name="Users.A2" office:value-type="string">
            <text:p text:style-name="P32">2</text:p>
          </table:table-cell>
          <table:table-cell table:style-name="Users.A2" office:value-type="string">
            <text:p text:style-name="P33">Name</text:p>
          </table:table-cell>
          <table:table-cell table:style-name="Users.A2" office:value-type="string">
            <text:p text:style-name="P33"><text:span text:style-name="T9">v</text:span>archar(256)</text:p>
          </table:table-cell>
          <table:table-cell table:style-name="Users.A2" office:value-type="string">
            <text:p text:style-name="P36">Имя пользователя</text:p>
          </table:table-cell>
          <table:table-cell table:style-name="Users.E2" office:value-type="string">
            <text:p text:style-name="P37"/>
          </table:table-cell>
        </table:table-row>
        <table:table-row>
          <table:table-cell table:style-name="Users.A2" office:value-type="string">
            <text:p text:style-name="P34">3</text:p>
          </table:table-cell>
          <table:table-cell table:style-name="Users.A2" office:value-type="string">
            <text:p text:style-name="P35">Soname</text:p>
          </table:table-cell>
          <table:table-cell table:style-name="Users.A2" office:value-type="string">
            <text:p text:style-name="P35">varchar(256)</text:p>
          </table:table-cell>
          <table:table-cell table:style-name="Users.A2" office:value-type="string">
            <text:p text:style-name="P36">Отчество пользователя</text:p>
          </table:table-cell>
          <table:table-cell table:style-name="Users.E2" office:value-type="string">
            <text:p text:style-name="P37"/>
          </table:table-cell>
        </table:table-row>
        <table:table-row>
          <table:table-cell table:style-name="Users.A2" office:value-type="string">
            <text:p text:style-name="P34">4</text:p>
          </table:table-cell>
          <table:table-cell table:style-name="Users.A2" office:value-type="string">
            <text:p text:style-name="P35">Family</text:p>
          </table:table-cell>
          <table:table-cell table:style-name="Users.A2" office:value-type="string">
            <text:p text:style-name="P35">varchar(256)</text:p>
          </table:table-cell>
          <table:table-cell table:style-name="Users.A2" office:value-type="string">
            <text:p text:style-name="P36">Фамилия пользователя</text:p>
          </table:table-cell>
          <table:table-cell table:style-name="Users.E2" office:value-type="string">
            <text:p text:style-name="P37"/>
          </table:table-cell>
        </table:table-row>
        <table:table-row>
          <table:table-cell table:style-name="Users.A2" office:value-type="string">
            <text:p text:style-name="P34">5</text:p>
          </table:table-cell>
          <table:table-cell table:style-name="Users.A2" office:value-type="string">
            <text:p text:style-name="P35">bday</text:p>
          </table:table-cell>
          <table:table-cell table:style-name="Users.A2" office:value-type="string">
            <text:p text:style-name="P35">DATE</text:p>
          </table:table-cell>
          <table:table-cell table:style-name="Users.A2" office:value-type="string">
            <text:p text:style-name="P36">Дата рождения</text:p>
          </table:table-cell>
          <table:table-cell table:style-name="Users.E2" office:value-type="string">
            <text:p text:style-name="P37"/>
          </table:table-cell>
        </table:table-row>
        <table:table-row>
          <table:table-cell table:style-name="Users.A2" office:value-type="string">
            <text:p text:style-name="P34">6</text:p>
          </table:table-cell>
          <table:table-cell table:style-name="Users.A2" office:value-type="string">
            <text:p text:style-name="P35">sex</text:p>
          </table:table-cell>
          <table:table-cell table:style-name="Users.A2" office:value-type="string">
            <text:p text:style-name="P35">boolean</text:p>
          </table:table-cell>
          <table:table-cell table:style-name="Users.A2" office:value-type="string">
            <text:p text:style-name="P36">Пол (true — м, false - ж)</text:p>
          </table:table-cell>
          <table:table-cell table:style-name="Users.E2" office:value-type="string">
            <text:p text:style-name="P37"/>
          </table:table-cell>
        </table:table-row>
        <table:table-row>
          <table:table-cell table:style-name="Users.A2" office:value-type="string">
            <text:p text:style-name="P34">7</text:p>
          </table:table-cell>
          <table:table-cell table:style-name="Users.A2" office:value-type="string">
            <text:p text:style-name="P35">email</text:p>
          </table:table-cell>
          <table:table-cell table:style-name="Users.A2" office:value-type="string">
            <text:p text:style-name="P35">varchar(256)</text:p>
          </table:table-cell>
          <table:table-cell table:style-name="Users.A2" office:value-type="string">
            <text:p text:style-name="P36">Адрес эл.почты (используется как логин)</text:p>
          </table:table-cell>
          <table:table-cell table:style-name="Users.E2" office:value-type="string">
            <text:p text:style-name="P37"/>
          </table:table-cell>
        </table:table-row>
        <table:table-row>
          <table:table-cell table:style-name="Users.A2" office:value-type="string">
            <text:p text:style-name="P34"/>
          </table:table-cell>
          <table:table-cell table:style-name="Users.A2" office:value-type="string">
            <text:p text:style-name="P35">pass</text:p>
          </table:table-cell>
          <table:table-cell table:style-name="Users.A2" office:value-type="string">
            <text:p text:style-name="P35">varchar(512)</text:p>
          </table:table-cell>
          <table:table-cell table:style-name="Users.A2" office:value-type="string">
            <text:p text:style-name="P36">Хэш-код пароля</text:p>
          </table:table-cell>
          <table:table-cell table:style-name="Users.E2" office:value-type="string">
            <text:p text:style-name="P37"/>
          </table:table-cell>
        </table:table-row>
      </table:table>
      <text:p text:style-name="P7"><text:soft-page-break/><text:reference-ref text:reference-format="text" text:ref-name="Таблица 1"/><text:reference-mark text:name="Таблица"/><text:reference-mark text:name="Таблица 1"/></text:p>
      <text:h text:style-name="Heading_20_2" text:outline-level="2"><text:bookmark-start text:name="__RefHeading___Toc179_220225962"/><text:reference-ref text:reference-format="text" text:ref-name="Таблица 1"/>Формы<text:bookmark-end text:name="__RefHeading___Toc179_220225962"/></text:h>
      <text:p text:style-name="P4">В приложении используются следующие формы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loext:contextual-spacing="false" fo:line-height="120%" fo:text-align="justify" style:justify-single-word="false"/>
      <style:text-properties style:font-name="Liberation Sans" fo:font-family="'Liberation Sans'" style:font-family-generic="swiss" style:font-pitch="variable" officeooo:rsid="000b58b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499cm" fo:padding-bottom="0.049cm" fo:border-left="none" fo:border-right="none" fo:border-top="3pt solid #999999" fo:border-bottom="none" style:shadow="none" style:writing-mode="page"/>
      <style:text-properties style:font-name="DejaVu Sans" officeooo:rsid="0009bdf6" officeooo:paragraph-rsid="0009bdf6"/>
    </style:style>
    <style:style style:name="MP2" style:family="paragraph" style:parent-style-name="Footer">
      <style:paragraph-properties fo:text-align="end" style:justify-single-word="false"/>
      <style:text-properties style:font-name="DejaVu Sans" officeooo:rsid="0009bdf6" officeooo:paragraph-rsid="0009bd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Стр. <text:page-number text:select-page="current">5</text:page-number><text:s/>из <text:page-count>5</text:page-count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0:53:06.926256742</meta:creation-date>
    <meta:generator>LibreOffice/5.4.2.2$Linux_X86_64 LibreOffice_project/22b09f6418e8c2d508a9eaf86b2399209b0990f4</meta:generator>
    <dc:date>2017-12-23T18:05:14.675183366</dc:date>
    <meta:editing-duration>PT1H20M51S</meta:editing-duration>
    <meta:editing-cycles>15</meta:editing-cycles>
    <meta:document-statistic meta:table-count="1" meta:image-count="0" meta:object-count="0" meta:page-count="5" meta:paragraph-count="84" meta:word-count="440" meta:character-count="3290" meta:non-whitespace-character-count="2936"/>
  </office:meta>
</office:document-meta>
</file>